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B0000018B71D0B9B78EF2A283.png" manifest:media-type="image/png"/>
  <manifest:file-entry manifest:full-path="Pictures/1000000100000352000001959DDE69EF6F6DF9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dash" draw:stroke-dash="Dot" svg:stroke-width="0.106cm" svg:stroke-color="#00a933" draw:marker-start-width="0.359cm" draw:marker-end-width="0.359cm" svg:stroke-linecap="butt" draw:fill-color="#ffffff" draw:textarea-horizontal-align="justify" draw:textarea-vertical-align="middle" draw:auto-grow-height="false" fo:min-height="5.359cm" fo:min-width="3.839cm" fo:padding-top="0.178cm" fo:padding-bottom="0.178cm" fo:padding-left="0.303cm" fo:padding-right="0.303cm"/>
    </style:style>
    <style:style style:name="gr4" style:family="graphic" style:parent-style-name="standard">
      <style:graphic-properties draw:stroke="none" draw:fill-color="#b3cac7" draw:textarea-horizontal-align="justify" draw:textarea-vertical-align="middle" draw:auto-grow-height="false" fo:min-height="4.195cm" fo:min-width="0.135cm"/>
    </style:style>
    <style:style style:name="gr5" style:family="graphic" style:parent-style-name="standard">
      <style:graphic-properties draw:stroke="none" draw:fill-color="#3465a4" draw:textarea-horizontal-align="justify" draw:textarea-vertical-align="middle" draw:auto-grow-height="false" fo:min-height="0.199cm" fo:min-width="0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0.068cm" fo:min-width="1.7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objectwithoutfill">
      <style:graphic-properties svg:stroke-color="#333333" draw:marker-end="Arrowheads_20_3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objectwithoutfill">
      <style:graphic-properties draw:stroke="solid"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8.40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0.068cm" fo:min-width="1.7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  <style:paragraph-properties style:writing-mode="lr-tb"/>
    </style:style>
    <style:style style:name="gr1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99cm"/>
    </style:style>
    <style:style style:name="gr17" style:family="graphic" style:parent-style-name="standard">
      <style:graphic-properties draw:stroke="dash" draw:stroke-dash="Dot" svg:stroke-width="0.106cm" svg:stroke-color="#800080" draw:marker-start-width="0.358cm" draw:marker-end-width="0.358cm" svg:stroke-linecap="butt" draw:fill-color="#ffffff" draw:opacity="0%" draw:opacity-name="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95cm"/>
      <style:paragraph-properties style:writing-mode="lr-tb"/>
    </style:style>
    <style:style style:name="gr19" style:family="graphic" style:parent-style-name="objectwithoutfill">
      <style:graphic-properties svg:stroke-width="0.159cm" svg:stroke-color="#333333" draw:marker-start-width="0.438cm" draw:marker-end="Arrowheads_20_3" draw:marker-end-width="0.538cm" draw:fill="none" draw:textarea-vertical-align="middle" fo:padding-top="0.204cm" fo:padding-bottom="0.204cm" fo:padding-left="0.329cm" fo:padding-right="0.3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b3cac7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P11" style:family="paragraph">
      <style:text-properties fo:font-size="10pt" fo:background-color="#e0c2cd" style:font-size-asian="10pt" style:font-size-complex="10pt"/>
    </style:style>
    <style:style style:name="P12" style:family="paragraph">
      <loext:graphic-properties draw:fill="none" draw:fill-color="#ffffff"/>
      <style:text-properties fo:font-size="10pt" fo:background-color="#e0c2cd" style:font-size-asian="10pt" style:font-size-complex="10pt"/>
    </style:style>
    <style:style style:name="P13" style:family="paragraph">
      <style:text-properties fo:font-size="13pt"/>
    </style:style>
    <style:style style:name="P14" style:family="paragraph">
      <loext:graphic-properties draw:fill="none" draw:fill-color="#ffffff"/>
      <style:text-properties fo:font-size="13pt"/>
    </style:style>
    <style:style style:name="P15" style:family="paragraph">
      <loext:graphic-properties draw:fill-color="#ffffff" draw:opacity="0%"/>
      <style:paragraph-properties fo:text-align="center"/>
    </style:style>
    <style:style style:name="P16" style:family="paragraph">
      <style:text-properties fo:color="#800080" loext:opacity="100%" fo:font-weight="bold"/>
    </style:style>
    <style:style style:name="P17" style:family="paragraph">
      <loext:graphic-properties draw:fill="none" draw:fill-color="#ffffff"/>
      <style:text-properties fo:color="#800080" loext:opacity="100%" fo:font-weight="bold"/>
    </style:style>
    <style:style style:name="P18" style:family="paragraph">
      <style:text-properties fo:color="#00a933" loext:opacity="100%" fo:font-weight="bold"/>
    </style:style>
    <style:style style:name="P19" style:family="paragraph">
      <loext:graphic-properties draw:fill="none" draw:fill-color="#ffffff"/>
      <style:text-properties fo:color="#00a933" loext:opacity="100%" fo:font-weight="bold"/>
    </style:style>
    <style:style style:name="P20" style:family="paragraph">
      <style:text-properties fo:color="#000000" loext:opacity="100%" fo:font-size="24pt" fo:font-weight="bold" style:font-size-asian="24pt" style:font-size-complex="24pt"/>
    </style:style>
    <style:style style:name="P21" style:family="paragraph">
      <loext:graphic-properties draw:fill="none" draw:fill-color="#ffffff"/>
      <style:text-properties fo:color="#000000" loext:opacity="100%" fo:font-size="24pt" fo:font-weight="bold" style:font-size-asian="24pt" style:font-size-complex="24pt"/>
    </style:style>
    <style:style style:name="P2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background-color="#e0c2cd" style:font-size-asian="10pt" style:font-size-complex="10pt"/>
    </style:style>
    <style:style style:name="T6" style:family="text">
      <style:text-properties fo:color="#800080" loext:opacity="100%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PPO Actor Critic</text:p>
          </draw:text-box>
        </draw:frame>
        <draw:frame draw:style-name="gr1" draw:text-style-name="P2" draw:layer="layout" svg:width="22.489cm" svg:height="10.715cm" svg:x="2.54cm" svg:y="3.175cm">
          <draw:image xlink:href="Pictures/1000000100000352000001959DDE69EF6F6DF9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draw:layer="layout" svg:width="17.223cm" svg:height="10.45cm" svg:x="5.454cm" svg:y="2.69cm">
          <draw:image xlink:href="Pictures/100000010000028B0000018B71D0B9B78EF2A28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" draw:text-style-name="P4" draw:layer="layout" svg:width="4.445cm" svg:height="5.715cm" svg:x="13.235cm" svg:y="8.3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4.445cm" svg:x="6.885cm" svg:y="4.7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0.635cm" svg:height="0.635cm" svg:x="6.885cm" svg:y="5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0.635cm" svg:height="0.635cm" svg:x="6.885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7.066cm" svg:y="6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7.066cm" svg:y="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7.067cm" svg:y="7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2.54cm" svg:height="0.635cm" svg:x="3.71cm" svg:y="6.6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9" draw:layer="layout" svg:width="2.54cm" svg:height="2.384cm" svg:x="3.71cm" svg:y="7.241cm">
          <draw:text-box>
            <text:p text:style-name="P8"><text:span text:style-name="T1">Input</text:span></text:p>
            <text:p text:style-name="P8"><text:span text:style-name="T2">(161x1)</text:span></text:p>
          </draw:text-box>
        </draw:frame>
        <draw:custom-shape draw:style-name="gr4" draw:text-style-name="P5" draw:layer="layout" svg:width="0.635cm" svg:height="4.445cm" svg:x="8.79cm" svg:y="4.7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0.635cm" svg:height="0.635cm" svg:x="8.79cm" svg:y="5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0.635cm" svg:height="0.635cm" svg:x="8.79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8.971cm" svg:y="6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8.971cm" svg:y="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8.972cm" svg:y="7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line" svg:x1="7.52cm" svg:y1="5.654cm" svg:x2="8.79cm" svg:y2="5.654cm" draw:start-shape="id1" draw:start-glue-point="10" draw:end-shape="id2" draw:end-glue-point="6" svg:d="M7520 5654h1270" svg:viewBox="0 0 1271 1">
          <text:p/>
        </draw:connector>
        <draw:connector draw:style-name="gr9" draw:text-style-name="P2" draw:layer="layout" draw:type="line" svg:x1="7.52cm" svg:y1="5.654cm" svg:x2="8.79cm" svg:y2="8.194cm" draw:end-shape="id3" draw:end-glue-point="6" svg:d="M7520 5654l1270 2540" svg:viewBox="0 0 1271 2541">
          <text:p/>
        </draw:connector>
        <draw:connector draw:style-name="gr9" draw:text-style-name="P2" draw:layer="layout" draw:type="line" svg:x1="7.52cm" svg:y1="8.194cm" svg:x2="8.79cm" svg:y2="5.654cm" draw:start-shape="id4" draw:start-glue-point="10" svg:d="M7520 8194l1270-2540" svg:viewBox="0 0 1271 2541">
          <text:p/>
        </draw:connector>
        <draw:connector draw:style-name="gr9" draw:text-style-name="P2" draw:layer="layout" draw:type="line" svg:x1="7.52cm" svg:y1="8.195cm" svg:x2="8.79cm" svg:y2="8.194cm" draw:end-shape="id3" draw:end-glue-point="6" svg:d="M7520 8195l1270-1" svg:viewBox="0 0 1271 2">
          <text:p/>
        </draw:connector>
        <draw:connector draw:style-name="gr9" draw:text-style-name="P2" draw:layer="layout" draw:type="line" svg:x1="9.425cm" svg:y1="8.194cm" svg:x2="10.995cm" svg:y2="8.166cm" draw:start-shape="id3" draw:start-glue-point="10" draw:end-shape="id5" draw:end-glue-point="6" svg:d="M9425 8194l1570-28" svg:viewBox="0 0 1571 29">
          <text:p/>
        </draw:connector>
        <draw:connector draw:style-name="gr9" draw:text-style-name="P2" draw:layer="layout" draw:type="line" svg:x1="9.425cm" svg:y1="5.654cm" svg:x2="10.995cm" svg:y2="5.626cm" draw:start-shape="id2" draw:start-glue-point="10" draw:end-shape="id6" draw:end-glue-point="6" svg:d="M9425 5654l1570-28" svg:viewBox="0 0 1571 29">
          <text:p/>
        </draw:connector>
        <draw:connector draw:style-name="gr9" draw:text-style-name="P2" draw:layer="layout" draw:type="line" svg:x1="9.425cm" svg:y1="5.655cm" svg:x2="10.995cm" svg:y2="8.166cm" draw:end-shape="id5" draw:end-glue-point="6" svg:d="M9425 5655l1570 2511" svg:viewBox="0 0 1571 2512">
          <text:p/>
        </draw:connector>
        <draw:frame draw:style-name="gr10" draw:text-style-name="P10" draw:layer="layout" svg:width="1.264cm" svg:height="0.763cm" svg:x="6.585cm" svg:y="9.146cm">
          <draw:text-box>
            <text:p><text:span text:style-name="T3">1</text:span><text:span text:style-name="T3">6</text:span><text:span text:style-name="T3">1</text:span></text:p>
          </draw:text-box>
        </draw:frame>
        <draw:frame draw:style-name="gr10" draw:text-style-name="P10" draw:layer="layout" svg:width="1.264cm" svg:height="0.763cm" svg:x="10.695cm" svg:y="9.146cm">
          <draw:text-box>
            <text:p><text:span text:style-name="T3">128</text:span></text:p>
          </draw:text-box>
        </draw:frame>
        <draw:frame draw:style-name="gr10" draw:text-style-name="P12" draw:layer="layout" svg:width="1.67cm" svg:height="0.645cm" svg:x="7.376cm" svg:y="8.482cm">
          <draw:text-box>
            <text:p text:style-name="P11"><text:span text:style-name="T4">P</text:span><text:span text:style-name="T4">R</text:span><text:span text:style-name="T4">E</text:span><text:span text:style-name="T4">L</text:span><text:span text:style-name="T4">U</text:span></text:p>
          </draw:text-box>
        </draw:frame>
        <draw:frame draw:style-name="gr10" draw:text-style-name="P12" draw:layer="layout" svg:width="1.67cm" svg:height="0.645cm" svg:x="9.325cm" svg:y="8.501cm">
          <draw:text-box>
            <text:p text:style-name="P11"><text:span text:style-name="T5">P</text:span><text:span text:style-name="T5">R</text:span><text:span text:style-name="T5">E</text:span><text:span text:style-name="T5">L</text:span><text:span text:style-name="T5">U</text:span></text:p>
          </draw:text-box>
        </draw:frame>
        <draw:line draw:style-name="gr11" draw:text-style-name="P2" draw:layer="layout" svg:x1="5cm" svg:y1="6.839cm" svg:x2="5cm" svg:y2="3.664cm">
          <text:p/>
        </draw:line>
        <draw:line draw:style-name="gr11" draw:text-style-name="P2" draw:layer="layout" svg:x1="5cm" svg:y1="6.84cm" svg:x2="5cm" svg:y2="3.665cm">
          <text:p/>
        </draw:line>
        <draw:custom-shape draw:style-name="gr12" draw:text-style-name="P7" draw:layer="layout" svg:width="9.19cm" svg:height="0.279cm" svg:x="4.98cm" svg:y="3.631cm">
          <text:p/>
          <draw:enhanced-geometry svg:viewBox="0 0 21600 21600" draw:text-areas="0 ?f0 ?f5 ?f2" draw:mirror-horizontal="false" draw:mirror-vertical="false" draw:type="right-arrow" draw:modifiers="20549.4940702861 5785.714285714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4" draw:layer="layout" svg:width="5.08cm" svg:height="1.275cm" svg:x="7.99cm" svg:y="3.096cm">
          <draw:text-box>
            <text:p text:style-name="P13">Possible actions(42)</text:p>
          </draw:text-box>
        </draw:frame>
        <draw:frame draw:style-name="gr10" draw:text-style-name="P12" draw:layer="layout" svg:width="2.2cm" svg:height="0.645cm" svg:x="14.705cm" svg:y="6.624cm">
          <draw:text-box>
            <text:p text:style-name="P11"><text:span text:style-name="T5">S</text:span><text:span text:style-name="T5">O</text:span><text:span text:style-name="T5">F</text:span><text:span text:style-name="T5">T</text:span><text:span text:style-name="T5">M</text:span><text:span text:style-name="T5">A</text:span><text:span text:style-name="T5">X</text:span></text:p>
          </draw:text-box>
        </draw:frame>
        <draw:connector draw:style-name="gr9" draw:text-style-name="P2" draw:layer="layout" draw:type="line" svg:x1="9.44cm" svg:y1="8.195cm" svg:x2="10.995cm" svg:y2="5.626cm" draw:end-shape="id6" draw:end-glue-point="6" svg:d="M9440 8195l1555-2569" svg:viewBox="0 0 1556 2570">
          <text:p/>
        </draw:connector>
        <draw:connector draw:style-name="gr9" draw:text-style-name="P2" draw:layer="layout" draw:type="line" svg:x1="14.805cm" svg:y1="3.749cm" svg:x2="16.71cm" svg:y2="3.693cm" draw:start-shape="id7" draw:start-glue-point="10" draw:end-shape="id8" draw:end-glue-point="6" svg:d="M14805 3749l1905-56" svg:viewBox="0 0 1906 57">
          <text:p/>
        </draw:connector>
        <draw:custom-shape draw:style-name="gr14" draw:text-style-name="P7" draw:layer="layout" svg:width="2.605cm" svg:height="0.635cm" svg:x="17.746cm" svg:y="5.1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9" draw:layer="layout" svg:width="4.38cm" svg:height="1.356cm" svg:x="17.845cm" svg:y="4.391cm">
          <draw:text-box>
            <text:p text:style-name="P8"><text:span text:style-name="T1">Actio</text:span><text:span text:style-name="T1">ns </text:span><text:span text:style-name="T2">(42x1)</text:span></text:p>
          </draw:text-box>
        </draw:frame>
        <draw:custom-shape draw:style-name="gr4" draw:text-style-name="P5" draw:layer="layout" svg:width="0.635cm" svg:height="4.445cm" svg:x="10.995cm" svg:y="4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6" draw:id="id6" draw:layer="layout" svg:width="0.635cm" svg:height="0.635cm" svg:x="10.995cm" svg:y="5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layout" svg:width="0.635cm" svg:height="0.635cm" svg:x="10.995cm" svg:y="7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11.176cm" svg:y="6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11.176cm" svg:y="6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11.177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2" draw:layer="layout" svg:width="1.67cm" svg:height="0.645cm" svg:x="7.376cm" svg:y="8.483cm">
          <draw:text-box>
            <text:p text:style-name="P11"><text:span text:style-name="T4">PRELU</text:span></text:p>
          </draw:text-box>
        </draw:frame>
        <draw:frame draw:style-name="gr10" draw:text-style-name="P10" draw:layer="layout" svg:width="1.264cm" svg:height="0.763cm" svg:x="8.49cm" svg:y="9.146cm">
          <draw:text-box>
            <text:p><text:span text:style-name="T3">128</text:span></text:p>
          </draw:text-box>
        </draw:frame>
        <draw:frame draw:style-name="gr10" draw:text-style-name="P10" draw:layer="layout" svg:width="2.039cm" svg:height="0.763cm" svg:x="13.336cm" svg:y="7.269cm">
          <draw:text-box>
            <text:p><text:span text:style-name="T3">128+42</text:span></text:p>
          </draw:text-box>
        </draw:frame>
        <draw:custom-shape draw:style-name="gr4" draw:text-style-name="P5" draw:layer="layout" svg:width="0.635cm" svg:height="4.445cm" svg:x="14.17cm" svg:y="2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7" draw:id="id7" draw:layer="layout" svg:width="0.635cm" svg:height="0.635cm" svg:x="14.17cm" svg:y="3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635cm" svg:height="0.635cm" svg:x="14.17cm" svg:y="5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14.351cm" svg:y="4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14.351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14.35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1.01cm" svg:height="0.763cm" svg:x="16.41cm" svg:y="7.213cm">
          <draw:text-box>
            <text:p><text:span text:style-name="T3">42</text:span></text:p>
          </draw:text-box>
        </draw:frame>
        <draw:custom-shape draw:style-name="gr4" draw:text-style-name="P5" draw:layer="layout" svg:width="0.635cm" svg:height="4.445cm" svg:x="16.71cm" svg:y="2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8" draw:id="id8" draw:layer="layout" svg:width="0.635cm" svg:height="0.635cm" svg:x="16.71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0.635cm" svg:height="0.635cm" svg:x="16.71cm" svg:y="5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16.891cm" svg:y="4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16.891cm" svg:y="4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16.892cm" svg:y="5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line" svg:x1="14.805cm" svg:y1="6.289cm" svg:x2="16.71cm" svg:y2="6.233cm" draw:start-shape="id9" draw:start-glue-point="10" draw:end-shape="id10" draw:end-glue-point="6" svg:d="M14805 6289l1905-56" svg:viewBox="0 0 1906 57">
          <text:p/>
        </draw:connector>
        <draw:custom-shape draw:style-name="gr16" draw:text-style-name="P7" draw:layer="layout" svg:width="2.54cm" svg:height="0.279cm" svg:x="11.63cm" svg:y="5.971cm">
          <text:p/>
          <draw:enhanced-geometry svg:viewBox="0 0 21600 21600" draw:text-areas="0 ?f0 ?f5 ?f2" draw:mirror-horizontal="false" draw:mirror-vertical="false" draw:type="right-arrow" draw:modifiers="18361.2750885478 5554.285714285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0" draw:layer="layout" svg:width="1.264cm" svg:height="0.763cm" svg:x="13.876cm" svg:y="12.984cm">
          <draw:text-box>
            <text:p><text:span text:style-name="T3">128</text:span></text:p>
          </draw:text-box>
        </draw:frame>
        <draw:custom-shape draw:style-name="gr4" draw:text-style-name="P5" draw:layer="layout" svg:width="0.635cm" svg:height="4.445cm" svg:x="14.176cm" svg:y="8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1" draw:id="id11" draw:layer="layout" svg:width="0.635cm" svg:height="0.635cm" svg:x="14.176cm" svg:y="9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2" draw:id="id12" draw:layer="layout" svg:width="0.635cm" svg:height="0.635cm" svg:x="14.176cm" svg:y="11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14.357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14.357cm" svg:y="10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14.358cm" svg:y="11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7" draw:text-style-name="P15" draw:layer="layout" svg:width="11.429cm" svg:height="7.619cm" svg:x="6.25cm" svg:y="2.796cm" svg:viewBox="0 0 11430 7620" draw:points="0,0 0,7620 6617,7620 6617,5236 11430,5236 11430,0 9024,0 7821,0">
          <text:p/>
        </draw:polygon>
        <draw:frame draw:style-name="gr10" draw:text-style-name="P12" draw:layer="layout" svg:width="1.67cm" svg:height="0.645cm" svg:x="14.84cm" svg:y="11.986cm">
          <draw:text-box>
            <text:p text:style-name="P11"><text:span text:style-name="T5">PRELU</text:span></text:p>
          </draw:text-box>
        </draw:frame>
        <draw:frame draw:style-name="gr18" draw:text-style-name="P17" draw:layer="layout" svg:width="3.435cm" svg:height="0.962cm" svg:x="10.06cm" svg:y="2.034cm">
          <draw:text-box>
            <text:p text:style-name="P16"><text:span text:style-name="T6">Actor</text:span></text:p>
          </draw:text-box>
        </draw:frame>
        <draw:connector draw:style-name="gr19" draw:text-style-name="P2" draw:layer="layout" draw:type="line" svg:x1="11.63cm" svg:y1="8.166cm" svg:x2="14.176cm" svg:y2="9.464cm" draw:start-shape="id5" draw:start-glue-point="10" draw:end-shape="id11" draw:end-glue-point="6" svg:d="M11630 8166l2546 1298" svg:viewBox="0 0 2547 1299">
          <text:p/>
        </draw:connector>
        <draw:connector draw:style-name="gr9" draw:text-style-name="P2" draw:layer="layout" draw:type="line" svg:x1="14.811cm" svg:y1="12.004cm" svg:x2="16.476cm" svg:y2="12.004cm" draw:start-shape="id12" draw:start-glue-point="10" draw:end-shape="id13" draw:end-glue-point="6" svg:d="M14811 12004h1665" svg:viewBox="0 0 1666 1">
          <text:p/>
        </draw:connector>
        <draw:frame draw:style-name="gr10" draw:text-style-name="P10" draw:layer="layout" svg:width="1.264cm" svg:height="0.763cm" svg:x="16.176cm" svg:y="12.984cm">
          <draw:text-box>
            <text:p><text:span text:style-name="T3">128</text:span></text:p>
          </draw:text-box>
        </draw:frame>
        <draw:custom-shape draw:style-name="gr4" draw:text-style-name="P5" draw:layer="layout" svg:width="0.635cm" svg:height="4.445cm" svg:x="16.476cm" svg:y="8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4" draw:id="id14" draw:layer="layout" svg:width="0.635cm" svg:height="0.635cm" svg:x="16.476cm" svg:y="9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3" draw:id="id13" draw:layer="layout" svg:width="0.635cm" svg:height="0.635cm" svg:x="16.476cm" svg:y="11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16.657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16.657cm" svg:y="10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16.658cm" svg:y="11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line" svg:x1="14.811cm" svg:y1="12.004cm" svg:x2="16.476cm" svg:y2="9.464cm" draw:end-shape="id14" draw:end-glue-point="6" svg:d="M14811 12004l1665-2540" svg:viewBox="0 0 1666 2541">
          <text:p/>
        </draw:connector>
        <draw:connector draw:style-name="gr9" draw:text-style-name="P2" draw:layer="layout" draw:type="line" svg:x1="14.811cm" svg:y1="9.464cm" svg:x2="16.476cm" svg:y2="9.465cm" draw:start-shape="id11" draw:start-glue-point="10" svg:d="M14811 9464l1665 1" svg:viewBox="0 0 1666 2">
          <text:p/>
        </draw:connector>
        <draw:connector draw:style-name="gr9" draw:text-style-name="P2" draw:layer="layout" draw:type="line" svg:x1="14.811cm" svg:y1="9.465cm" svg:x2="16.476cm" svg:y2="12.004cm" draw:end-shape="id13" draw:end-glue-point="6" svg:d="M14811 9465l1665 2539" svg:viewBox="0 0 1666 2540">
          <text:p/>
        </draw:connector>
        <draw:frame draw:style-name="gr18" draw:text-style-name="P19" draw:layer="layout" svg:width="3.435cm" svg:height="0.962cm" svg:x="14.245cm" svg:y="14.226cm">
          <draw:text-box>
            <text:p text:style-name="P18">Critic</text:p>
          </draw:text-box>
        </draw:frame>
        <draw:frame draw:style-name="gr20" draw:text-style-name="P9" draw:layer="layout" svg:width="4.445cm" svg:height="1.436cm" svg:x="17.78cm" svg:y="9.817cm">
          <draw:text-box>
            <text:p text:style-name="P8"><text:span text:style-name="T1">Q-</text:span><text:span text:style-name="T1">val</text:span><text:span text:style-name="T1">ue </text:span><text:span text:style-name="T7">(1x1)</text:span></text:p>
          </draw:text-box>
        </draw:frame>
        <draw:custom-shape draw:style-name="gr14" draw:text-style-name="P7" draw:layer="layout" svg:width="2.605cm" svg:height="0.635cm" svg:x="17.746cm" svg:y="10.6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21" draw:layer="layout" svg:width="11.43cm" svg:height="2.139cm" svg:x="9.525cm" svg:y="0.401cm">
          <draw:text-box>
            <text:p text:style-name="P20"><text:span text:style-name="T8">S</text:span><text:span text:style-name="T8">h</text:span><text:span text:style-name="T8">e</text:span><text:span text:style-name="T8">e</text:span><text:span text:style-name="T8">p</text:span><text:span text:style-name="T8">s</text:span><text:span text:style-name="T8">-</text:span><text:span text:style-name="T8">H</text:span><text:span text:style-name="T8">e</text:span><text:span text:style-name="T8">a</text:span><text:span text:style-name="T8">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3T08:08:47.991056823</meta:creation-date>
    <dc:date>2023-02-03T21:41:54.606418665</dc:date>
    <meta:editing-duration>PT46M27S</meta:editing-duration>
    <meta:editing-cycles>10</meta:editing-cycles>
    <meta:generator>LibreOffice/7.3.7.2$Linux_X86_64 LibreOffice_project/30$Build-2</meta:generator>
    <meta:document-statistic meta:object-count="115"/>
  </office:meta>
</office:document-meta>
</file>